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c95e" officeooo:paragraph-rsid="000cc95e" style:font-weight-asian="bold" style:font-weight-complex="bold"/>
    </style:style>
    <style:style style:name="P2" style:family="paragraph" style:parent-style-name="Standard">
      <style:paragraph-properties fo:text-align="center" style:justify-single-word="false"/>
      <style:text-properties style:text-underline-style="none" fo:font-weight="normal" officeooo:rsid="000cc95e" officeooo:paragraph-rsid="000cc95e" style:font-weight-asian="normal" style:font-weight-complex="normal"/>
    </style:style>
    <style:style style:name="P3" style:family="paragraph" style:parent-style-name="Standard" style:list-style-name="L1">
      <style:paragraph-properties fo:text-align="start" style:justify-single-word="false"/>
      <style:text-properties style:text-underline-style="none" fo:font-weight="normal" officeooo:rsid="000eadef" officeooo:paragraph-rsid="000eadef" style:font-weight-asian="normal" style:font-weight-complex="normal"/>
    </style:style>
    <style:style style:name="P4" style:family="paragraph" style:parent-style-name="Standard" style:list-style-name="L1">
      <style:paragraph-properties fo:text-align="start" style:justify-single-word="false"/>
      <style:text-properties style:text-underline-style="none" fo:font-weight="normal" officeooo:rsid="0010766a" officeooo:paragraph-rsid="0010766a" style:font-weight-asian="normal" style:font-weight-complex="normal"/>
    </style:style>
    <style:style style:name="P5" style:family="paragraph" style:parent-style-name="Standard" style:list-style-name="L1">
      <style:paragraph-properties fo:text-align="start" style:justify-single-word="false"/>
      <style:text-properties style:text-underline-style="none" fo:font-weight="normal" officeooo:rsid="0010766a" officeooo:paragraph-rsid="0012b42f" style:font-weight-asian="normal" style:font-weight-complex="normal"/>
    </style:style>
    <style:style style:name="P6" style:family="paragraph" style:parent-style-name="Standard" style:list-style-name="L1">
      <style:paragraph-properties fo:text-align="start" style:justify-single-word="false"/>
      <style:text-properties style:text-underline-style="none" fo:font-weight="normal" officeooo:rsid="0012b42f" officeooo:paragraph-rsid="0012b42f" style:font-weight-asian="normal"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officeooo:rsid="00148c36" officeooo:paragraph-rsid="00148c36" style:font-weight-asian="normal"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14d1e9" officeooo:paragraph-rsid="0014d1e9" style:font-weight-asian="normal"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16b5ce" officeooo:paragraph-rsid="0016b5ce" style:font-weight-asian="normal" style:font-weight-complex="normal"/>
    </style:style>
    <style:style style:name="T1" style:family="text">
      <style:text-properties officeooo:rsid="0012b42f"/>
    </style:style>
    <style:style style:name="T2" style:family="text">
      <style:text-properties officeooo:rsid="0017d0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 Diagram Description</text:p>
      <text:p text:style-name="P2"/>
      <text:list xml:id="list2561551187689000861" text:style-name="L1">
        <text:list-item>
          <text:p text:style-name="P3">sm_key_val</text:p>
          <text:list>
            <text:list-item>
              <text:p text:style-name="P3">Default key value pair type to inherit from. Used in SW_Parser for parsing.</text:p>
            </text:list-item>
          </text:list>
        </text:list-item>
        <text:list-item>
          <text:p text:style-name="P4">config_item</text:p>
          <text:list>
            <text:list-item>
              <text:p text:style-name="P4">generalization of sm_key_value used by SW_Parser for parsing <text:span text:style-name="T1">disk </text:span>configs.</text:p>
            </text:list-item>
          </text:list>
        </text:list-item>
        <text:list-item>
          <text:p text:style-name="P5"><text:span text:style-name="T1">disk</text:span>_item</text:p>
          <text:list>
            <text:list-item>
              <text:p text:style-name="P5">generalization of sm_key_value used by SW_Parser for parsing <text:span text:style-name="T1">disk items</text:span>.</text:p>
            </text:list-item>
          </text:list>
        </text:list-item>
        <text:list-item>
          <text:p text:style-name="P5"><text:span text:style-name="T1">result</text:span></text:p>
          <text:list>
            <text:list-item>
              <text:p text:style-name="P5">generalization of sm_key_value used by SW_Parser for parsing <text:span text:style-name="T1">disk results</text:span>.</text:p>
            </text:list-item>
          </text:list>
        </text:list-item>
        <text:list-item>
          <text:p text:style-name="P6">disk_config</text:p>
          <text:list>
            <text:list-item>
              <text:p text:style-name="P7">Holds a parsed disk configuration for formating report output</text:p>
            </text:list-item>
          </text:list>
        </text:list-item>
        <text:list-item>
          <text:p text:style-name="P7">disk_result</text:p>
          <text:list>
            <text:list-item>
              <text:p text:style-name="P7">Holds a parsed disk result to be used in generating reports.</text:p>
            </text:list-item>
          </text:list>
        </text:list-item>
        <text:list-item>
          <text:p text:style-name="P7">Command_Wrapper</text:p>
          <text:list>
            <text:list-item>
              <text:p text:style-name="P7">Executes a system command in the terminal. May output to terminal. Always outputs to a file specified. This is used by Disk_Monitor to request system disk information and record it into a file.</text:p>
            </text:list-item>
          </text:list>
        </text:list-item>
        <text:list-item>
          <text:p text:style-name="P7">Monitor</text:p>
          <text:list>
            <text:list-item>
              <text:p text:style-name="P7">Base class that provides the minimal interface for Monitor objects. Provides some of the more generic functionality of Monitors and leaves the rest up to the inheriting class through pure virtual functions.</text:p>
            </text:list-item>
            <text:list-item>
              <text:p text:style-name="P8">Provides a generalization for SW_Parser from inheriting classes.</text:p>
            </text:list-item>
          </text:list>
        </text:list-item>
        <text:list-item>
          <text:p text:style-name="P8">Disk_Monitor</text:p>
          <text:list>
            <text:list-item>
              <text:p text:style-name="P8">Provides all the functionality needed to monitor disk information on Linux 2.6+. Provides other functions for writing and displaying this information. Formating is provided based a configuration file supplied by the user.</text:p>
            </text:list-item>
            <text:list-item>
              <text:p text:style-name="P8">Inherits from Monitor with the generalization for SW_Parser to make it a result parser.</text:p>
            </text:list-item>
          </text:list>
        </text:list-item>
        <text:list-item>
          <text:p text:style-name="P9">SW_Parser</text:p>
          <text:list>
            <text:list-item>
              <text:p text:style-name="P9">Generalized parser that parses into key value pairs from a file input based on a user specified rule and its generalization parameter. <text:span text:style-name="T2">Rules are parsed into a vector of strings and used to provide the key part of a key value item. The value is handled by generaliz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stin minor</meta:initial-creator>
    <meta:creation-date>2016-04-19T21:56:52.683588070</meta:creation-date>
    <dc:date>2016-04-20T12:51:46.101187483</dc:date>
    <dc:creator>austin minor</dc:creator>
    <meta:editing-duration>PT13M25S</meta:editing-duration>
    <meta:editing-cycles>9</meta:editing-cycles>
    <meta:generator>LibreOffice/5.0.5.2$Linux_X86_64 LibreOffice_project/00m0$Build-2</meta:generator>
    <meta:document-statistic meta:table-count="0" meta:image-count="0" meta:object-count="0" meta:page-count="1" meta:paragraph-count="23" meta:word-count="265" meta:character-count="1605" meta:non-whitespace-character-count="1385"/>
  </office:meta>
</office:document-meta>
</file>